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995b" officeooo:paragraph-rsid="0007995b"/>
    </style:style>
    <style:style style:name="P2" style:family="paragraph" style:parent-style-name="Standard">
      <style:text-properties fo:font-style="italic" fo:font-weight="bold" officeooo:rsid="0007995b" officeooo:paragraph-rsid="0007995b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0b9b29" officeooo:paragraph-rsid="000b9b29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0c71f6" officeooo:paragraph-rsid="000c71f6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0d9979" officeooo:paragraph-rsid="000d9979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0e8008" officeooo:paragraph-rsid="000e8008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0e8008" officeooo:paragraph-rsid="0010b6ca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0fc849" officeooo:paragraph-rsid="000fc849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12452b" officeooo:paragraph-rsid="0012452b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normal" fo:font-weight="normal" officeooo:rsid="0007995b" officeooo:paragraph-rsid="0007995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officeooo:rsid="0007995b" officeooo:paragraph-rsid="0007995b"/>
    </style:style>
    <style:style style:name="P12" style:family="paragraph" style:parent-style-name="Standard">
      <style:text-properties fo:font-style="italic" fo:font-weight="bold" officeooo:rsid="0007995b" officeooo:paragraph-rsid="0007995b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0948da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0a46cb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0ad615" style:font-style-asian="italic" style:font-weight-asian="bold" style:font-style-complex="italic" style:font-weight-complex="bold"/>
    </style:style>
    <style:style style:name="T6" style:family="text">
      <style:text-properties officeooo:rsid="0008c370"/>
    </style:style>
    <style:style style:name="T7" style:family="text">
      <style:text-properties officeooo:rsid="000fff25"/>
    </style:style>
    <style:style style:name="T8" style:family="text">
      <style:text-properties officeooo:rsid="0014252d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a directory "exercise" inside your home directory and create nested(dir1/dir2/dir3) directory structure inside "excerise" with single command. </text:p>
      <text:p text:style-name="P1"/>
      <text:p text:style-name="P2">mkdir excercise; </text:p>
      <text:p text:style-name="P2">mkdir -p dir1/dir2/dir3 </text:p>
      <text:p text:style-name="P1"/>
      <text:p text:style-name="P1">2.Create two empty files inside dir: emptyFile1,emptyFile2 in single command and Remove the dir2 direcroty </text:p>
      <text:p text:style-name="P1"/>
      <text:p text:style-name="P5">touch emptyFile1 emptyFile2</text:p>
      <text:p text:style-name="P2">rm -r dir2 </text:p>
      <text:p text:style-name="P1"/>
      <text:p text:style-name="P1">3.Create one file file.txt containing text "hello world" and save it. </text:p>
      <text:p text:style-name="P1"/>
      <text:p text:style-name="P2">touch file1.txt | echo "helloworld" &gt;&gt; file1.txt </text:p>
      <text:p text:style-name="P2"/>
      <text:p text:style-name="P7">or </text:p>
      <text:p text:style-name="P7"/>
      <text:p text:style-name="P9">touch file.txt</text:p>
      <text:p text:style-name="P7">cat <text:s/>&gt;&gt; file.txt</text:p>
      <text:p text:style-name="P8"><text:span text:style-name="T7">Type </text:span>Hello World</text:p>
      <text:p text:style-name="P6">and save using Ctrl+C.</text:p>
      <text:p text:style-name="P1"><text:tab/><text:tab/> </text:p>
      <text:p text:style-name="P1">4.Find a "passwd" file using find command inside /etc. copy this files as passwd_copy and then rename this file as passwd_backup. </text:p>
      <text:p text:style-name="P1"/>
      <text:p text:style-name="P2">cd /etc/ </text:p>
      <text:p text:style-name="P2">find passwd </text:p>
      <text:p text:style-name="P2">sudo cp passwd passwd_copy </text:p>
      <text:p text:style-name="P2">sudo mv passwd_copy passwd_backup </text:p>
      <text:p text:style-name="P1"/>
      <text:p text:style-name="P1"/>
      <text:p text:style-name="P1">5.Try reading passwd_backup file in multiple tools: less,more,cat,strings etc and find the difference in their usage. </text:p>
      <text:p text:style-name="P1"/>
      <text:p text:style-name="P2">less provides the option of scrolling the file forward as well as backwards </text:p>
      <text:p text:style-name="P2"/>
      <text:p text:style-name="P2">more just gives the option of scrolling forward </text:p>
      <text:p text:style-name="P2"/>
      <text:p text:style-name="P2">cat just prints the content of file </text:p>
      <text:p text:style-name="P2"/>
      <text:p text:style-name="P2">strings prints the printable characters in the file </text:p>
      <text:p text:style-name="P2"/>
      <text:p text:style-name="P10">6.Find out the number of line in password_backup containing "/bin/false". </text:p>
      <text:p text:style-name="P1"/>
      <text:p text:style-name="P1"/>
      <text:p text:style-name="P2">grep "/bin/false" passwd_backup | wc -l </text:p>
      <text:p text:style-name="P1"/>
      <text:p text:style-name="P1">7.Redirect the output of the above commands into file "output". </text:p>
      <text:p text:style-name="P1"/>
      <text:p text:style-name="P2">sudo grep "/bin/false" passwd_bkup | wc -l <text:s/>&gt;&gt; output </text:p>
      <text:p text:style-name="P1"/>
      <text:p text:style-name="P1"><text:soft-page-break/>8.Create a "test" user,create its password and find out its uid and gid </text:p>
      <text:p text:style-name="P1"/>
      <text:p text:style-name="P2">sudo <text:span text:style-name="T6">adduser</text:span> test - <text:span text:style-name="T6">This will add the user and ask for password and some more details</text:span></text:p>
      <text:p text:style-name="P2">id test - to find the UID and GID <text:s/><text:span text:style-name="T8">and other details</text:span></text:p>
      <text:p text:style-name="P2">both being 1001 </text:p>
      <text:p text:style-name="P1"/>
      <text:p text:style-name="P1">9.Login as test user and edit the "output" file created above. Since the permission wont allow you to save the changes. </text:p>
      <text:p text:style-name="P1"/>
      <text:p text:style-name="P2">Yes, permission denied. </text:p>
      <text:p text:style-name="P1"/>
      <text:p text:style-name="P1"/>
      <text:p text:style-name="P1"/>
      <text:p text:style-name="P1">10.Configure such that test user can edit it. </text:p>
      <text:p text:style-name="P1"/>
      <text:p text:style-name="P1"/>
      <text:p text:style-name="P1"><text:s text:c="2"/>a.Add group owner of the "output" file as the secondary group of testuser and check/change the "output" file permission if it is editable by <text:s/>group. Once done revert the changes. </text:p>
      <text:p text:style-name="P1"/>
      <text:p text:style-name="P1"><text:s text:c="2"/><text:span text:style-name="T1">sudo usermod -a -G ttnd test – <text:s text:c="4"/></text:span><text:span text:style-name="T2">to add the user to another group(secondary group </text:span><text:span text:style-name="T3">calles ttnd</text:span><text:span text:style-name="T2">)</text:span><text:span text:style-name="T1"> </text:span></text:p>
      <text:p text:style-name="P1"><text:s text:c="2"/></text:p>
      <text:p text:style-name="P1"><text:s text:c="2"/>b.Make the file editable to the world so that test user can access it. Revert the changes after verification </text:p>
      <text:p text:style-name="P1"/>
      <text:p text:style-name="P1"><text:s text:c="3"/><text:span text:style-name="T1">sudo chmod 777 output </text:span></text:p>
      <text:p text:style-name="P1"/>
      <text:p text:style-name="P1"><text:s text:c="2"/>c.Make the file editable to the world so that test user can access it. Revert the changes after verification\ </text:p>
      <text:p text:style-name="P1"/>
      <text:p text:style-name="P1"><text:s text:c="3"/><text:span text:style-name="T1">chown test:test output </text:span><text:span text:style-name="T4">(Changing owner and group to test which is new user </text:span><text:span text:style-name="T5">we created</text:span><text:span text:style-name="T4">)</text:span></text:p>
      <text:p text:style-name="P1"/>
      <text:p text:style-name="P1"><text:span text:style-name="T1">The best option is first, so that you are certain of who is owning and who all can change the file</text:span>. </text:p>
      <text:p text:style-name="P1"/>
      <text:p text:style-name="P1"/>
      <text:p text:style-name="P1">11. Create alias with your name so that it creates a file as "/tmp/aliastesting". </text:p>
      <text:p text:style-name="P1"/>
      <text:p text:style-name="P1"><text:s text:c="2"/><text:span text:style-name="T1"><text:s/>1- vim .bashrc </text:span></text:p>
      <text:p text:style-name="P2"><text:s text:c="3"/>2- edit the file by pressing a </text:p>
      <text:p text:style-name="P2"><text:s text:c="3"/>3- add your alias line </text:p>
      <text:p text:style-name="P2"><text:tab/>alias jalaj='touch /tmp/aliasstring' </text:p>
      <text:p text:style-name="P2"><text:s text:c="3"/>4- Esc and save useing :wq</text:p>
      <text:p text:style-name="P2"><text:s text:c="3"/>5- Close the terminal and open again </text:p>
      <text:p text:style-name="P2"><text:s text:c="3"/>6- Execute the command jalaj and you will find the new file aliasstring in tmp directory. </text:p>
      <text:p text:style-name="P1"/>
      <text:p text:style-name="P1">12.Edit ~/.bashrc file such that when you change to "test" user it should clear the screen and print "Welcome". </text:p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Adding the following script in .bashrc file will give the desired result </text:p>
      <text:p text:style-name="P1"/>
      <text:p text:style-name="P2">if [ "$(whoami)" == "test" ]; then </text:p>
      <text:p text:style-name="P2"><text:s/>clear; </text:p>
      <text:p text:style-name="P2"><text:s/>echo "Welcome"; </text:p>
      <text:p text:style-name="P2">fi </text:p>
      <text:p text:style-name="P1"/>
      <text:p text:style-name="P1">13. Install zip package. </text:p>
      <text:p text:style-name="P1"/>
      <text:p text:style-name="P1"/>
      <text:p text:style-name="P2">Already installed if not, one should run the following command </text:p>
      <text:p text:style-name="P2">sudo apt-get install zip </text:p>
      <text:p text:style-name="P1"/>
      <text:p text:style-name="P1">14.Compress "output" and "password_backup" files into a tar ball. List the files present inside the tar created. </text:p>
      <text:p text:style-name="P1"/>
      <text:p text:style-name="P2">tar -cvf new.tar output passwd_bkup <text:s/>- TO CREATE A NEW TARBALL </text:p>
      <text:p text:style-name="P2">tar -tvf new.tar - TO LIST THE CONTENTS OF TAR FILE </text:p>
      <text:p text:style-name="P1"/>
      <text:p text:style-name="P1">15.scp this file to test user </text:p>
      <text:p text:style-name="P1"/>
      <text:p text:style-name="P2">scp -v new.tar <text:a xlink:type="simple" xlink:href="mailto:test@jalaj">test@jalaj</text:a>:~/</text:p>
      <text:p text:style-name="P2"/>
      <text:p text:style-name="P3">This asks for password of the password of user test</text:p>
      <text:p text:style-name="P1"/>
      <text:p text:style-name="P1">16. Unzip this tar bar by logging into the remote server. </text:p>
      <text:p text:style-name="P1"/>
      <text:p text:style-name="P2">create a new directory dir1 </text:p>
      <text:p text:style-name="P2">now run : tar -xvf new.tar -C dir1/ </text:p>
      <text:p text:style-name="P4"/>
      <text:p text:style-name="P4">Now cd dir1</text:p>
      <text:p text:style-name="P4">ls (This prints file names output and passwd_backup) </text:p>
      <text:p text:style-name="P1"/>
      <text:p text:style-name="P1">17.Download any image from web and move to desktop </text:p>
      <text:p text:style-name="P1"/>
      <text:p text:style-name="P2">After downloading a file post.png </text:p>
      <text:p text:style-name="P2"/>
      <text:p text:style-name="P2">Run the command to move the file </text:p>
      <text:p text:style-name="P2"/>
      <text:p text:style-name="P2">mv Downloads/post.png Desktop/post.png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7:21:53.036609485</meta:creation-date>
    <dc:date>2016-06-22T17:34:32.703811094</dc:date>
    <meta:editing-duration>PT8M8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3" meta:paragraph-count="75" meta:word-count="636" meta:character-count="3841" meta:non-whitespace-character-count="3167"/>
  </office:meta>
</office:document-meta>
</file>